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1400000107CB98EB26.png"/>
  <manifest:file-entry manifest:media-type="image/png" manifest:full-path="Pictures/100000000000012300000104A2481F0B.png"/>
  <manifest:file-entry manifest:media-type="image/png" manifest:full-path="Pictures/100000000000017200000104959FD82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0.705cm" draw:placing="below"/>
    </style:style>
    <style:style style:name="gr3" style:family="graphic" style:parent-style-name="measure" style:list-style-name="L1">
      <style:graphic-properties draw:textarea-vertical-align="middle" draw:line-distance="1.705cm" draw:placing="below"/>
    </style:style>
    <style:style style:name="gr4" style:family="graphic" style:parent-style-name="measure" style:list-style-name="L1">
      <style:graphic-properties draw:textarea-vertical-align="middle" draw:line-distance="0.705cm" draw:placing="below"/>
    </style:style>
    <style:style style:name="gr5" style:family="graphic" style:parent-style-name="measure" style:list-style-name="L1">
      <style:graphic-properties draw:textarea-vertical-align="middle" draw:line-distance="0.705cm" draw:placing="below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9cm" svg:height="6.879cm" svg:x="5.88cm" svg:y="1.972cm">
          <draw:image xlink:href="Pictures/100000000000017200000104959FD82E.png" xlink:type="simple" xlink:show="embed" xlink:actuate="onLoad">
            <text:p/>
          </draw:image>
        </draw:frame>
        <draw:measure draw:style-name="gr2" draw:text-style-name="P2" draw:layer="measurelines" svg:x1="7.937cm" svg:y1="8.937cm" svg:x2="9.207cm" svg:y2="8.937cm">
          <text:p text:style-name="P2">A</text:p>
        </draw:measure>
        <draw:measure draw:style-name="gr3" draw:text-style-name="P2" draw:layer="layout" svg:x1="9.207cm" svg:y1="8.937cm" svg:x2="9.842cm" svg:y2="8.937cm">
          <text:p text:style-name="P2">D</text:p>
        </draw:measure>
        <draw:measure draw:style-name="gr4" draw:text-style-name="P2" draw:layer="layout" svg:x1="12.064cm" svg:y1="8.937cm" svg:x2="14.604cm" svg:y2="8.937cm">
          <text:p text:style-name="P2">R</text:p>
        </draw:measure>
        <draw:measure draw:style-name="gr5" draw:text-style-name="P2" draw:layer="layout" svg:x1="6.032cm" svg:y1="5.762cm" svg:x2="6.032cm" svg:y2="8.667cm">
          <text:p text:style-name="P2">S</text:p>
        </draw:measure>
        <draw:frame draw:style-name="gr1" draw:text-style-name="P1" draw:layer="layout" svg:width="7.699cm" svg:height="6.879cm" svg:x="2.826cm" svg:y="11.901cm">
          <draw:image xlink:href="Pictures/100000000000012300000104A2481F0B.png" xlink:type="simple" xlink:show="embed" xlink:actuate="onLoad">
            <text:p/>
          </draw:image>
        </draw:frame>
        <draw:frame draw:style-name="gr1" draw:text-style-name="P1" draw:layer="layout" svg:width="7.303cm" svg:height="6.959cm" svg:x="11.794cm" svg:y="11.795cm">
          <draw:image xlink:href="Pictures/100000000000011400000107CB98EB26.png" xlink:type="simple" xlink:show="embed" xlink:actuate="onLoad">
            <text:p/>
          </draw:image>
        </draw:frame>
        <draw:frame draw:style-name="gr6" draw:layer="layout" svg:width="4.763cm" svg:height="1.27cm" svg:x="4.492cm" svg:y="19.415cm">
          <draw:text-box>
            <text:p>A Bend = 127</text:p>
          </draw:text-box>
        </draw:frame>
        <draw:frame draw:style-name="gr6" draw:layer="layout" svg:width="4.763cm" svg:height="1.27cm" svg:x="13.382cm" svg:y="19.415cm">
          <draw:text-box>
            <text:p>A Bend = -12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5T00:59:52.55</meta:creation-date>
    <dc:date>2015-12-15T01:12:57.88</dc:date>
    <meta:editing-duration>PT13M5S</meta:editing-duration>
    <meta:editing-cycles>1</meta:editing-cycles>
    <meta:document-statistic meta:object-count="9"/>
    <meta:generator>OpenOffice.org/3.4.1$Win32 OpenOffice.org_project/341m1$Build-9593</meta:generator>
  </office:meta>
</office:document-meta>
</file>